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7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visible part' SOME 'plant structur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table:formula="of:=SUBSTITUTE([.D4]; &quot;presence&quot;; &quot;present&quot;)" office:value-type="string" office:string-value="'new shoot system present'" calcext:value-type="string">
            <text:p>'new shoot system present'</text:p>
          </table:table-cell>
          <table:table-cell office:value-type="string" calcext:value-type="string">
            <text:p>'new shoot system presence'</text:p>
          </table:table-cell>
          <table:table-cell table:style-name="ce6" office:value-type="string" calcext:value-type="string">
            <text:p>'new shoot system'</text:p>
          </table:table-cell>
          <table:table-cell table:style-name="ce9" table:formula="of:=CONCATENATE(&quot;An {&quot;; [.D4]; &quot;} trait that is a {quality of} a {whole plant} that has at least one {&quot;; [.E4]; &quot;}.&quot;)" office:value-type="string" office:string-value="An {'new shoot system presence'} trait that is a {quality of} a {whole plant} that has at least one {'new shoot system'}." calcext:value-type="string">
            <text:p>An {'new shoot system presence'} trait that is a {quality of} a {whole plant} that has at least one {'new shoot system'}.</text:p>
          </table:table-cell>
          <table:table-cell table:style-name="ce3" table:formula="of:=CONCATENATE([.D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presence' AND 'has quality measurement' SOME (&#10;    'measurement datum' AND (&#10;        ('lower count' SOME xsd:integer[&gt;0]) OR&#10;        ('lower percent' SOME xsd:decimal[&gt;0.0])&#10;    )&#10;)" calcext:value-type="string">
            <text:p>'new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]; CHAR(10); &quot;) AND 'depends on structure' SOME (&quot;; CHAR(10); &quot;    'has visible part' SOME &quot;; [.E4]; CHAR(10); &quot;)&quot;)" office:value-type="string" office:string-value="'plant structure presence' AND 'quality of' SOME (&#10;    'whole plant' AND 'has visible part' SOME 'new shoot system'&#10;) AND 'depends on structure' SOME (&#10;    'has visible part' SOME 'new shoot system'&#10;)" calcext:value-type="string">
            <text:p>'plant structure presence' AND 'quality of' SOME (</text:p>
            <text:p>    'whole plant' AND 'has visible part' SOME 'new shoot system'</text:p>
            <text:p>) AND 'depends on structure' SOME (</text:p>
            <text:p>    'has visible part' SOME 'new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SUBSTITUTE([.D5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5]; &quot;} trait that is a {quality of} a {whole plant} that has at least one {&quot;; [.E5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decimal[&gt;0.0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]; CHAR(10); &quot;) AND 'depends on structure' SOME (&quot;; CHAR(10); &quot;    'has visible part' SOME &quot;; [.E5]; CHAR(10); &quot;)&quot;)" office:value-type="string" office:string-value="'plant structure presence' AND 'quality of' SOME (&#10;    'whole plant' AND 'has visible part' SOME 'new above-ground shoot-borne shoot system'&#10;) AND 'depends on structure' SOME (&#10;    'has visible part' SOME 'new above-ground shoot-borne shoot system'&#10;)" calcext:value-type="string">
            <text:p>'plant structure presence' AND 'quality of' SOME (</text:p>
            <text:p>    'whole plant' AND 'has visible part' SOME 'new above-ground shoot-borne shoot system'</text:p>
            <text:p>) AND 'depends on structure' SOME (</text:p>
            <text:p>    'has visible part' SOME 'new above-ground shoot-borne shoot system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]; CHAR(10); &quot;) AND 'depends on structure' SOME (&quot;; CHAR(10); &quot;    'has visible part' SOME &quot;; [.E6]; CHAR(10); &quot;)&quot;)" office:value-type="string" office:string-value="'plant structure presence' AND 'quality of' SOME (&#10;    'whole plant' AND 'has visible part' SOME 'new shoot system emerging from ground'&#10;) AND 'depends on structure' SOME (&#10;    'has visible part' SOME 'new shoot system emerging from ground'&#10;)" calcext:value-type="string">
            <text:p>'plant structure presence' AND 'quality of' SOME (</text:p>
            <text:p>    'whole plant' AND 'has visible part' SOME 'new shoot system emerging from ground'</text:p>
            <text:p>) AND 'depends on structure' SOME (</text:p>
            <text:p>    'has visible part' SOME 'new shoot system emerging from groun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7]; CHAR(10); &quot;) AND 'depends on structure' SOME (&quot;; CHAR(10); &quot;    'has visible part' SOME &quot;; [.E7]; CHAR(10); &quot;)&quot;)" office:value-type="string" office:string-value="'plant structure presence' AND 'quality of' SOME (&#10;    'whole plant' AND 'has visible part' SOME 'new shoot system emerging from ground in first growth cycle'&#10;) AND 'depends on structure' SOME (&#10;    'has visible part' SOME 'new shoot system emerging from ground in first growth cycle'&#10;)" calcext:value-type="string">
            <text:p>'plant structure presence' AND 'quality of' SOME (</text:p>
            <text:p>    'whole plant' AND 'has visible part' SOME 'new shoot system emerging from ground in first growth cycle'</text:p>
            <text:p>) AND 'depends on structure' SOME (</text:p>
            <text:p>    'has visible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[.D8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8]; &quot;} trait that is a {quality of} a {whole plant} that is a {&quot;; [.E8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3" table:formula="of:=CONCATENATE([.D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decimal[&gt;0.0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8]; CHAR(10); &quot;) AND 'depends on structure' SOME (&quot;; CHAR(10); &quot;    'has visible part' SOME &quot;; [.E8]; CHAR(10); &quot;)&quot;)" office:value-type="string" office:string-value="'plant structure presence' AND 'quality of' SOME (&#10;    'whole plant' AND 'has visible part' SOME 'seedling'&#10;) AND 'depends on structure' SOME (&#10;    'has visible part' SOME 'seedling'&#10;)" calcext:value-type="string">
            <text:p>'plant structure presence' AND 'quality of' SOME (</text:p>
            <text:p>    'whole plant' AND 'has visible part' SOME 'seedling'</text:p>
            <text:p>) AND 'depends on structure' SOME (</text:p>
            <text:p>    'has visible part' SOME 'seedling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SUBSTITUTE([.D9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9]; &quot;} trait that is a {quality of} a {whole plant} that has at least one {&quot;; [.E9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3" table:formula="of:=CONCATENATE([.D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decimal[&gt;0.0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9]; CHAR(10); &quot;) AND 'depends on structure' SOME (&quot;; CHAR(10); &quot;    'has visible part' SOME &quot;; [.E9]; CHAR(10); &quot;)&quot;)" office:value-type="string" office:string-value="'plant structure presence' AND 'quality of' SOME (&#10;    'whole plant' AND 'has visible part' SOME 'new shoot system emerging from ground in later growth cycle'&#10;) AND 'depends on structure' SOME (&#10;    'has visible part' SOME 'new shoot system emerging from ground in later growth cycle'&#10;)" calcext:value-type="string">
            <text:p>'plant structure presence' AND 'quality of' SOME (</text:p>
            <text:p>    'whole plant' AND 'has visible part' SOME 'new shoot system emerging from ground in later growth cycle'</text:p>
            <text:p>) AND 'depends on structure' SOME (</text:p>
            <text:p>    'has visible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[.D10]; &quot; presence&quot;; &quot;s present&quot;)" office:value-type="string" office:string-value="'leaf buds present'" calcext:value-type="string">
            <text:p>'leaf buds present'</text:p>
          </table:table-cell>
          <table:table-cell office:value-type="string" calcext:value-type="string">
            <text:p>'leaf bud presence'</text:p>
          </table:table-cell>
          <table:table-cell table:style-name="ce6" office:value-type="string" calcext:value-type="string">
            <text:p>PO:'vegetative bud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leaf bud presence'} trait that is a {quality of} a {whole plant} that has at least one {PO:'vegetative bud'}." calcext:value-type="string">
            <text:p>A {'leaf bud presence'} trait that is a {quality of} a {whole plant} that has at least one {PO:'vegetative bud'}.</text:p>
          </table:table-cell>
          <table:table-cell table:style-name="ce3" table:formula="of:=CONCATENATE([.D1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leaf bud presence' AND 'has quality measurement' SOME (&#10;    'measurement datum' AND (&#10;        ('lower count' SOME xsd:integer[&gt;0]) OR&#10;        ('lower percent' SOME xsd:decimal[&gt;0.0])&#10;    )&#10;)" calcext:value-type="string">
            <text:p>'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0]; CHAR(10); &quot;) AND 'depends on structure' SOME (&quot;; CHAR(10); &quot;    'has visible part' SOME &quot;; [.E10]; CHAR(10); &quot;)&quot;)" office:value-type="string" office:string-value="'plant structure presence' AND 'quality of' SOME (&#10;    'whole plant' AND 'has visible part' SOME PO:'vegetative bud'&#10;) AND 'depends on structure' SOME (&#10;    'has visible part' SOME PO:'vegetative bud'&#10;)" calcext:value-type="string">
            <text:p>'plant structure presence' AND 'quality of' SOME (</text:p>
            <text:p>    'whole plant' AND 'has visible part' SOME PO:'vegetative bud'</text:p>
            <text:p>) AND 'depends on structure' SOME (</text:p>
            <text:p>    'has visible part' SOME PO:'vegetative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3" table:formula="of:=CONCATENATE([.D1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decimal[&gt;0.0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1]; CHAR(10); &quot;) AND 'depends on structure' SOME (&quot;; CHAR(10); &quot;    'has visible part' SOME &quot;; [.E11]; CHAR(10); &quot;)&quot;)" office:value-type="string" office:string-value="'plant structure presence' AND 'quality of' SOME (&#10;    'whole plant' AND 'has visible part' SOME 'dormant leaf bud'&#10;) AND 'depends on structure' SOME (&#10;    'has visible part' SOME 'dormant leaf bud'&#10;)" calcext:value-type="string">
            <text:p>'plant structure presence' AND 'quality of' SOME (</text:p>
            <text:p>    'whole plant' AND 'has visible part' SOME 'dormant leaf bud'</text:p>
            <text:p>) AND 'depends on structure' SOME (</text:p>
            <text:p>    'has visible part' SOME '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3" table:formula="of:=CONCATENATE([.D1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decimal[&gt;0.0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2]; CHAR(10); &quot;) AND 'depends on structure' SOME (&quot;; CHAR(10); &quot;    'has visible part' SOME &quot;; [.E12]; CHAR(10); &quot;)&quot;)" office:value-type="string" office:string-value="'plant structure presence' AND 'quality of' SOME (&#10;    'whole plant' AND 'has visible part' SOME 'non-dormant leaf bud'&#10;) AND 'depends on structure' SOME (&#10;    'has visible part' SOME 'non-dormant leaf bud'&#10;)" calcext:value-type="string">
            <text:p>'plant structure presence' AND 'quality of' SOME (</text:p>
            <text:p>    'whole plant' AND 'has visible part' SOME 'non-dormant leaf bud'</text:p>
            <text:p>) AND 'depends on structure' SOME (</text:p>
            <text:p>    'has visible part' SOME 'non-dormant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3" table:formula="of:=CONCATENATE([.D1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decimal[&gt;0.0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3]; CHAR(10); &quot;) AND 'depends on structure' SOME (&quot;; CHAR(10); &quot;    'has visible part' SOME &quot;; [.E13]; CHAR(10); &quot;)&quot;)" office:value-type="string" office:string-value="'plant structure presence' AND 'quality of' SOME (&#10;    'whole plant' AND 'has visible part' SOME 'swelling leaf bud'&#10;) AND 'depends on structure' SOME (&#10;    'has visible part' SOME 'swelling leaf bud'&#10;)" calcext:value-type="string">
            <text:p>'plant structure presence' AND 'quality of' SOME (</text:p>
            <text:p>    'whole plant' AND 'has visible part' SOME 'swelling leaf bud'</text:p>
            <text:p>) AND 'depends on structure' SOME (</text:p>
            <text:p>    'has visible part' SOME 'swelling leaf bu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3" table:formula="of:=CONCATENATE([.D1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decimal[&gt;0.0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4]; CHAR(10); &quot;) AND 'depends on structure' SOME (&quot;; CHAR(10); &quot;    'has visible part' SOME &quot;; [.E14]; CHAR(10); &quot;)&quot;)" office:value-type="string" office:string-value="'plant structure presence' AND 'quality of' SOME (&#10;    'whole plant' AND 'has visible part' SOME 'breaking leaf bud'&#10;) AND 'depends on structure' SOME (&#10;    'has visible part' SOME 'breaking leaf bud'&#10;)" calcext:value-type="string">
            <text:p>'plant structure presence' AND 'quality of' SOME (</text:p>
            <text:p>    'whole plant' AND 'has visible part' SOME 'breaking leaf bud'</text:p>
            <text:p>) AND 'depends on structure' SOME (</text:p>
            <text:p>    'has visible part' SOME 'breaking leaf bud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6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3" table:formula="of:=CONCATENATE([.D1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decimal[&gt;0.0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6]; CHAR(10); &quot;) AND 'depends on structure' SOME (&quot;; CHAR(10); &quot;    'has visible part' SOME &quot;; [.E16]; CHAR(10); &quot;)&quot;)" office:value-type="string" office:string-value="'plant structure presence' AND 'quality of' SOME (&#10;    'whole plant' AND 'has visible part' SOME 'vascular leaf'&#10;) AND 'depends on structure' SOME (&#10;    'has visible part' SOME 'vascular leaf'&#10;)" calcext:value-type="string">
            <text:p>'plant structure presence' AND 'quality of' SOME (</text:p>
            <text:p>    'whole plant' AND 'has visible part' SOME 'vascular leaf'</text:p>
            <text:p>) AND 'depends on structure' SOME (</text:p>
            <text:p>    'has visible part' SOME 'vascular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3" table:formula="of:=CONCATENATE([.D1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decimal[&gt;0.0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7]; CHAR(10); &quot;) AND 'depends on structure' SOME (&quot;; CHAR(10); &quot;    'has visible part' SOME &quot;; [.E17]; CHAR(10); &quot;)&quot;)" office:value-type="string" office:string-value="'plant structure presence' AND 'quality of' SOME (&#10;    'whole plant' AND 'has visible part' SOME 'true leaf'&#10;) AND 'depends on structure' SOME (&#10;    'has visible part' SOME 'true leaf'&#10;)" calcext:value-type="string">
            <text:p>'plant structure presence' AND 'quality of' SOME (</text:p>
            <text:p>    'whole plant' AND 'has visible part' SOME 'true leaf'</text:p>
            <text:p>) AND 'depends on structure' SOME (</text:p>
            <text:p>    'has visible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3" table:formula="of:=CONCATENATE([.D1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decimal[&gt;0.0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8]; CHAR(10); &quot;) AND 'depends on structure' SOME (&quot;; CHAR(10); &quot;    'has visible part' SOME &quot;; [.E18]; CHAR(10); &quot;)&quot;)" office:value-type="string" office:string-value="'plant structure presence' AND 'quality of' SOME (&#10;    'whole plant' AND 'has visible part' SOME 'unfolding true leaf'&#10;) AND 'depends on structure' SOME (&#10;    'has visible part' SOME 'unfolding true leaf'&#10;)" calcext:value-type="string">
            <text:p>'plant structure presence' AND 'quality of' SOME (</text:p>
            <text:p>    'whole plant' AND 'has visible part' SOME 'unfolding true leaf'</text:p>
            <text:p>) AND 'depends on structure' SOME (</text:p>
            <text:p>    'has visible part' SOME 'unfolding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3" table:formula="of:=CONCATENATE([.D1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decimal[&gt;0.0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19]; CHAR(10); &quot;) AND 'depends on structure' SOME (&quot;; CHAR(10); &quot;    'has visible part' SOME &quot;; [.E19]; CHAR(10); &quot;)&quot;)" office:value-type="string" office:string-value="'plant structure presence' AND 'quality of' SOME (&#10;    'whole plant' AND 'has visible part' SOME 'unfolded true leaf'&#10;) AND 'depends on structure' SOME (&#10;    'has visible part' SOME 'unfolded true leaf'&#10;)" calcext:value-type="string">
            <text:p>'plant structure presence' AND 'quality of' SOME (</text:p>
            <text:p>    'whole plant' AND 'has visible part' SOME 'unfolded true leaf'</text:p>
            <text:p>) AND 'depends on structure' SOME (</text:p>
            <text:p>    'has visible part' SOME '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3" table:formula="of:=CONCATENATE([.D2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0]; CHAR(10); &quot;) AND 'depends on structure' SOME (&quot;; CHAR(10); &quot;    'has visible part' SOME &quot;; [.E20]; CHAR(10); &quot;)&quot;)" office:value-type="string" office:string-value="'plant structure presence' AND 'quality of' SOME (&#10;    'whole plant' AND 'has visible part' SOME 'non-senescing unfolded true leaf'&#10;) AND 'depends on structure' SOME (&#10;    'has visible part' SOME 'non-senescing unfolded true leaf'&#10;)" calcext:value-type="string">
            <text:p>'plant structure presence' AND 'quality of' SOME (</text:p>
            <text:p>    'whole plant' AND 'has visible part' SOME 'non-senescing unfolded true leaf'</text:p>
            <text:p>) AND 'depends on structure' SOME (</text:p>
            <text:p>    'has visible part' SOME 'non-senescing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3" table:formula="of:=CONCATENATE([.D2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decimal[&gt;0.0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1]; CHAR(10); &quot;) AND 'depends on structure' SOME (&quot;; CHAR(10); &quot;    'has visible part' SOME &quot;; [.E21]; CHAR(10); &quot;)&quot;)" office:value-type="string" office:string-value="'plant structure presence' AND 'quality of' SOME (&#10;    'whole plant' AND 'has visible part' SOME 'senescing true leaf'&#10;) AND 'depends on structure' SOME (&#10;    'has visible part' SOME 'senescing true leaf'&#10;)" calcext:value-type="string">
            <text:p>'plant structure presence' AND 'quality of' SOME (</text:p>
            <text:p>    'whole plant' AND 'has visible part' SOME 'senescing true leaf'</text:p>
            <text:p>) AND 'depends on structure' SOME (</text:p>
            <text:p>    'has visible part' SOME 'senesc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3" table:formula="of:=CONCATENATE([.D2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decimal[&gt;0.0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2]; CHAR(10); &quot;) AND 'depends on structure' SOME (&quot;; CHAR(10); &quot;    'has visible part' SOME &quot;; [.E22]; CHAR(10); &quot;)&quot;)" office:value-type="string" office:string-value="'plant structure presence' AND 'quality of' SOME (&#10;    'whole plant' AND 'has visible part' SOME 'immature unfolded true leaf'&#10;) AND 'depends on structure' SOME (&#10;    'has visible part' SOME 'immature unfolded true leaf'&#10;)" calcext:value-type="string">
            <text:p>'plant structure presence' AND 'quality of' SOME (</text:p>
            <text:p>    'whole plant' AND 'has visible part' SOME 'immature unfolded true leaf'</text:p>
            <text:p>) AND 'depends on structure' SOME (</text:p>
            <text:p>    'has visible part' SOME 'immature unfolded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3" table:formula="of:=CONCATENATE([.D2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decimal[&gt;0.0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3]; CHAR(10); &quot;) AND 'depends on structure' SOME (&quot;; CHAR(10); &quot;    'has visible part' SOME &quot;; [.E23]; CHAR(10); &quot;)&quot;)" office:value-type="string" office:string-value="'plant structure presence' AND 'quality of' SOME (&#10;    'whole plant' AND 'has visible part' SOME 'mature true leaf'&#10;) AND 'depends on structure' SOME (&#10;    'has visible part' SOME 'mature true leaf'&#10;)" calcext:value-type="string">
            <text:p>'plant structure presence' AND 'quality of' SOME (</text:p>
            <text:p>    'whole plant' AND 'has visible part' SOME 'mature true leaf'</text:p>
            <text:p>) AND 'depends on structure' SOME (</text:p>
            <text:p>    'has visible part' SOME '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3" table:formula="of:=CONCATENATE([.D2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4]; CHAR(10); &quot;) AND 'depends on structure' SOME (&quot;; CHAR(10); &quot;    'has visible part' SOME &quot;; [.E24]; CHAR(10); &quot;)&quot;)" office:value-type="string" office:string-value="'plant structure presence' AND 'quality of' SOME (&#10;    'whole plant' AND 'has visible part' SOME 'expanding unfolded true leaf'&#10;) AND 'depends on structure' SOME (&#10;    'has visible part' SOME 'expanding unfolded true leaf'&#10;)" calcext:value-type="string">
            <text:p>'plant structure presence' AND 'quality of' SOME (</text:p>
            <text:p>    'whole plant' AND 'has visible part' SOME 'expanding unfolded true leaf'</text:p>
            <text:p>) AND 'depends on structure' SOME (</text:p>
            <text:p>    'has visible part' SOME 'expand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3" table:formula="of:=CONCATENATE([.D2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decimal[&gt;0.0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5]; CHAR(10); &quot;) AND 'depends on structure' SOME (&quot;; CHAR(10); &quot;    'has visible part' SOME &quot;; [.E25]; CHAR(10); &quot;)&quot;)" office:value-type="string" office:string-value="'plant structure presence' AND 'quality of' SOME (&#10;    'whole plant' AND 'has visible part' SOME 'expanded immature true leaf'&#10;) AND 'depends on structure' SOME (&#10;    'has visible part' SOME 'expanded immature true leaf'&#10;)" calcext:value-type="string">
            <text:p>'plant structure presence' AND 'quality of' SOME (</text:p>
            <text:p>    'whole plant' AND 'has visible part' SOME 'expanded immature true leaf'</text:p>
            <text:p>) AND 'depends on structure' SOME (</text:p>
            <text:p>    'has visible part' SOME 'expanded immature 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3" table:formula="of:=CONCATENATE([.D2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decimal[&gt;0.0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6]; CHAR(10); &quot;) AND 'depends on structure' SOME (&quot;; CHAR(10); &quot;    'has visible part' SOME &quot;; [.E26]; CHAR(10); &quot;)&quot;)" office:value-type="string" office:string-value="'plant structure presence' AND 'quality of' SOME (&#10;    'whole plant' AND 'has visible part' SOME 'expanding true leaf'&#10;) AND 'depends on structure' SOME (&#10;    'has visible part' SOME 'expanding true leaf'&#10;)" calcext:value-type="string">
            <text:p>'plant structure presence' AND 'quality of' SOME (</text:p>
            <text:p>    'whole plant' AND 'has visible part' SOME 'expanding true leaf'</text:p>
            <text:p>) AND 'depends on structure' SOME (</text:p>
            <text:p>    'has visible part' SOME 'expanding true leaf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3" table:formula="of:=CONCATENATE([.D2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decimal[&gt;0.0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8]; CHAR(10); &quot;) AND 'depends on structure' SOME (&quot;; CHAR(10); &quot;    'has visible part' SOME &quot;; [.E28]; CHAR(10); &quot;)&quot;)" office:value-type="string" office:string-value="'plant structure presence' AND 'quality of' SOME (&#10;    'whole plant' AND 'has visible part' SOME 'reproductive structure'&#10;) AND 'depends on structure' SOME (&#10;    'has visible part' SOME 'reproductive structure'&#10;)" calcext:value-type="string">
            <text:p>'plant structure presence' AND 'quality of' SOME (</text:p>
            <text:p>    'whole plant' AND 'has visible part' SOME 'reproductive structure'</text:p>
            <text:p>) AND 'depends on structure' SOME (</text:p>
            <text:p>    'has visible part' SOME 'reproductive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floral structures present'" calcext:value-type="string">
            <text:p>'floral structure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6" office:value-type="string" calcext:value-type="string">
            <text:p>'floral structure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floral structure presence'} trait that is a {quality of} a {whole plant} that has at least one {'floral structure'}." calcext:value-type="string">
            <text:p>A {'floral structure presence'} trait that is a {quality of} a {whole plant} that has at least one {'floral structure'}.</text:p>
          </table:table-cell>
          <table:table-cell table:style-name="ce3" table:formula="of:=CONCATENATE([.D2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ral structure presence' AND 'has quality measurement' SOME (&#10;    'measurement datum' AND (&#10;        ('lower count' SOME xsd:integer[&gt;0]) OR&#10;        ('lower percent' SOME xsd:decimal[&gt;0.0])&#10;    )&#10;)" calcext:value-type="string">
            <text:p>'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29]; CHAR(10); &quot;) AND 'depends on structure' SOME (&quot;; CHAR(10); &quot;    'has visible part' SOME &quot;; [.E29]; CHAR(10); &quot;)&quot;)" office:value-type="string" office:string-value="'plant structure presence' AND 'quality of' SOME (&#10;    'whole plant' AND 'has visible part' SOME 'floral structure'&#10;) AND 'depends on structure' SOME (&#10;    'has visible part' SOME 'floral structure'&#10;)" calcext:value-type="string">
            <text:p>'plant structure presence' AND 'quality of' SOME (</text:p>
            <text:p>    'whole plant' AND 'has visible part' SOME 'floral structure'</text:p>
            <text:p>) AND 'depends on structure' SOME (</text:p>
            <text:p>    'has visible part' SOME '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non-senesced floral structures present'" calcext:value-type="string">
            <text:p>'non-senesced floral structures present'</text:p>
          </table:table-cell>
          <table:table-cell table:formula="of:=CONCATENATE(&quot;'&quot;; SUBSTITUTE(SUBSTITUTE([.E30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6" office:value-type="string" calcext:value-type="string">
            <text:p>'non-senesced floral structure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senesced floral structure presence'} trait that is a {quality of} a {whole plant} that has at least one {'non-senesced floral structure'}." calcext:value-type="string">
            <text:p>A {'non-senesced floral structure presence'} trait that is a {quality of} a {whole plant} that has at least one {'non-senesced floral structure'}.</text:p>
          </table:table-cell>
          <table:table-cell table:style-name="ce3" table:formula="of:=CONCATENATE([.D3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non-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0]; CHAR(10); &quot;) AND 'depends on structure' SOME (&quot;; CHAR(10); &quot;    'has visible part' SOME &quot;; [.E30]; CHAR(10); &quot;)&quot;)" office:value-type="string" office:string-value="'plant structure presence' AND 'quality of' SOME (&#10;    'whole plant' AND 'has visible part' SOME 'non-senesced floral structure'&#10;) AND 'depends on structure' SOME (&#10;    'has visible part' SOME 'non-senesced floral structure'&#10;)" calcext:value-type="string">
            <text:p>'plant structure presence' AND 'quality of' SOME (</text:p>
            <text:p>    'whole plant' AND 'has visible part' SOME 'non-senesced floral structure'</text:p>
            <text:p>) AND 'depends on structure' SOME (</text:p>
            <text:p>    'has visible part' SOME 'non-senesced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unopened floral structures present'" calcext:value-type="string">
            <text:p>'unopened floral structures present'</text:p>
          </table:table-cell>
          <table:table-cell table:formula="of:=CONCATENATE(&quot;'&quot;; SUBSTITUTE(SUBSTITUTE([.E31]; &quot;PO:&quot;; &quot;&quot;); &quot;'&quot;; &quot;&quot;); &quot; presence'&quot;)" office:value-type="string" office:string-value="'unopened floral structure presence'" calcext:value-type="string">
            <text:p>'unopened floral structure presence'</text:p>
          </table:table-cell>
          <table:table-cell table:style-name="ce6" office:value-type="string" calcext:value-type="string">
            <text:p>'unopened floral structure'</text:p>
          </table:table-cell>
          <table:table-cell table:style-name="ce3" table:formula="of:=CONCATENATE(&quot;An {&quot;; [.D31]; &quot;} trait that is a {quality of} a {whole plant} that has at least one {&quot;; [.E31]; &quot;}.&quot;)" office:value-type="string" office:string-value="An {'unopened floral structure presence'} trait that is a {quality of} a {whole plant} that has at least one {'unopened floral structure'}." calcext:value-type="string">
            <text:p>An {'unopened floral structure presence'} trait that is a {quality of} a {whole plant} that has at least one {'unopened floral structure'}.</text:p>
          </table:table-cell>
          <table:table-cell table:style-name="ce3" table:formula="of:=CONCATENATE([.D3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ral structure presence' AND 'has quality measurement' SOME (&#10;    'measurement datum' AND (&#10;        ('lower count' SOME xsd:integer[&gt;0]) OR&#10;        ('lower percent' SOME xsd:decimal[&gt;0.0])&#10;    )&#10;)" calcext:value-type="string">
            <text:p>'unopen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1]; CHAR(10); &quot;) AND 'depends on structure' SOME (&quot;; CHAR(10); &quot;    'has visible part' SOME &quot;; [.E31]; CHAR(10); &quot;)&quot;)" office:value-type="string" office:string-value="'plant structure presence' AND 'quality of' SOME (&#10;    'whole plant' AND 'has visible part' SOME 'unopened floral structure'&#10;) AND 'depends on structure' SOME (&#10;    'has visible part' SOME 'unopened floral structure'&#10;)" calcext:value-type="string">
            <text:p>'plant structure presence' AND 'quality of' SOME (</text:p>
            <text:p>    'whole plant' AND 'has visible part' SOME 'unopened floral structure'</text:p>
            <text:p>) AND 'depends on structure' SOME (</text:p>
            <text:p>    'has visible part' SOME 'unopen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opening floral structures present'" calcext:value-type="string">
            <text:p>'opening floral structures pre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opening floral structure presence'" calcext:value-type="string">
            <text:p>'opening floral structure presence'</text:p>
          </table:table-cell>
          <table:table-cell table:style-name="ce6" office:value-type="string" calcext:value-type="string">
            <text:p>'opening floral structure'</text:p>
          </table:table-cell>
          <table:table-cell table:style-name="ce3" table:formula="of:=CONCATENATE(&quot;An {&quot;; [.D32]; &quot;} trait that is a {quality of} a {whole plant} that has at least one {&quot;; [.E32]; &quot;}.&quot;)" office:value-type="string" office:string-value="An {'opening floral structure presence'} trait that is a {quality of} a {whole plant} that has at least one {'opening floral structure'}." calcext:value-type="string">
            <text:p>An {'opening floral structure presence'} trait that is a {quality of} a {whole plant} that has at least one {'opening floral structure'}.</text:p>
          </table:table-cell>
          <table:table-cell table:style-name="ce3" table:formula="of:=CONCATENATE([.D3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2]; CHAR(10); &quot;) AND 'depends on structure' SOME (&quot;; CHAR(10); &quot;    'has visible part' SOME &quot;; [.E32]; CHAR(10); &quot;)&quot;)" office:value-type="string" office:string-value="'plant structure presence' AND 'quality of' SOME (&#10;    'whole plant' AND 'has visible part' SOME 'opening floral structure'&#10;) AND 'depends on structure' SOME (&#10;    'has visible part' SOME 'opening floral structure'&#10;)" calcext:value-type="string">
            <text:p>'plant structure presence' AND 'quality of' SOME (</text:p>
            <text:p>    'whole plant' AND 'has visible part' SOME 'opening floral structure'</text:p>
            <text:p>) AND 'depends on structure' SOME (</text:p>
            <text:p>    'has visible part' SOME 'opening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open floral structures present'" calcext:value-type="string">
            <text:p>'open floral structures pre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open floral structure presence'" calcext:value-type="string">
            <text:p>'open floral structure presence'</text:p>
          </table:table-cell>
          <table:table-cell table:style-name="ce6" office:value-type="string" calcext:value-type="string">
            <text:p>'open floral structure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open floral structure presence'} trait that is a {quality of} a {whole plant} that has at least one {'open floral structure'}." calcext:value-type="string">
            <text:p>An {'open floral structure presence'} trait that is a {quality of} a {whole plant} that has at least one {'open floral structure'}.</text:p>
          </table:table-cell>
          <table:table-cell table:style-name="ce3" table:formula="of:=CONCATENATE([.D3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ral structure presence' AND 'has quality measurement' SOME (&#10;    'measurement datum' AND (&#10;        ('lower count' SOME xsd:integer[&gt;0]) OR&#10;        ('lower percent' SOME xsd:decimal[&gt;0.0])&#10;    )&#10;)" calcext:value-type="string">
            <text:p>'open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3]; CHAR(10); &quot;) AND 'depends on structure' SOME (&quot;; CHAR(10); &quot;    'has visible part' SOME &quot;; [.E33]; CHAR(10); &quot;)&quot;)" office:value-type="string" office:string-value="'plant structure presence' AND 'quality of' SOME (&#10;    'whole plant' AND 'has visible part' SOME 'open floral structure'&#10;) AND 'depends on structure' SOME (&#10;    'has visible part' SOME 'open floral structure'&#10;)" calcext:value-type="string">
            <text:p>'plant structure presence' AND 'quality of' SOME (</text:p>
            <text:p>    'whole plant' AND 'has visible part' SOME 'open floral structure'</text:p>
            <text:p>) AND 'depends on structure' SOME (</text:p>
            <text:p>    'has visible part' SOME 'open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pollen-releasing floral structures present'" calcext:value-type="string">
            <text:p>'pollen-releasing floral structure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pollen-releasing floral structure presence'" calcext:value-type="string">
            <text:p>'pollen-releasing floral structure presence'</text:p>
          </table:table-cell>
          <table:table-cell table:style-name="ce6" office:value-type="string" calcext:value-type="string">
            <text:p>'pollen-releasing floral structure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pollen-releasing floral structure presence'} trait that is a {quality of} a {whole plant} that has at least one {'pollen-releasing floral structure'}." calcext:value-type="string">
            <text:p>A {'pollen-releasing floral structure presence'} trait that is a {quality of} a {whole plant} that has at least one {'pollen-releasing floral structure'}.</text:p>
          </table:table-cell>
          <table:table-cell table:style-name="ce3" table:formula="of:=CONCATENATE([.D3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ral structure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4]; CHAR(10); &quot;) AND 'depends on structure' SOME (&quot;; CHAR(10); &quot;    'has visible part' SOME &quot;; [.E34]; CHAR(10); &quot;)&quot;)" office:value-type="string" office:string-value="'plant structure presence' AND 'quality of' SOME (&#10;    'whole plant' AND 'has visible part' SOME 'pollen-releasing floral structure'&#10;) AND 'depends on structure' SOME (&#10;    'has visible part' SOME 'pollen-releasing floral structure'&#10;)" calcext:value-type="string">
            <text:p>'plant structure presence' AND 'quality of' SOME (</text:p>
            <text:p>    'whole plant' AND 'has visible part' SOME 'pollen-releasing floral structure'</text:p>
            <text:p>) AND 'depends on structure' SOME (</text:p>
            <text:p>    'has visible part' SOME 'pollen-releasing floral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senesced floral structures present'" calcext:value-type="string">
            <text:p>'senesced floral structure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6" office:value-type="string" calcext:value-type="string">
            <text:p>'senesced floral structure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senesced floral structure presence'} trait that is a {quality of} a {whole plant} that has at least one {'senesced floral structure'}." calcext:value-type="string">
            <text:p>A {'senesced floral structure presence'} trait that is a {quality of} a {whole plant} that has at least one {'senesced floral structure'}.</text:p>
          </table:table-cell>
          <table:table-cell table:style-name="ce3" table:formula="of:=CONCATENATE([.D3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ral structure presence' AND 'has quality measurement' SOME (&#10;    'measurement datum' AND (&#10;        ('lower count' SOME xsd:integer[&gt;0]) OR&#10;        ('lower percent' SOME xsd:decimal[&gt;0.0])&#10;    )&#10;)" calcext:value-type="string">
            <text:p>'senesced floral structur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5]; CHAR(10); &quot;) AND 'depends on structure' SOME (&quot;; CHAR(10); &quot;    'has visible part' SOME &quot;; [.E35]; CHAR(10); &quot;)&quot;)" office:value-type="string" office:string-value="'plant structure presence' AND 'quality of' SOME (&#10;    'whole plant' AND 'has visible part' SOME 'senesced floral structure'&#10;) AND 'depends on structure' SOME (&#10;    'has visible part' SOME 'senesced floral structure'&#10;)" calcext:value-type="string">
            <text:p>'plant structure presence' AND 'quality of' SOME (</text:p>
            <text:p>    'whole plant' AND 'has visible part' SOME 'senesced floral structure'</text:p>
            <text:p>) AND 'depends on structure' SOME (</text:p>
            <text:p>    'has visible part' SOME 'senesced floral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6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3" table:formula="of:=CONCATENATE([.D3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decimal[&gt;0.0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6]; CHAR(10); &quot;) AND 'depends on structure' SOME (&quot;; CHAR(10); &quot;    'has visible part' SOME &quot;; [.E36]; CHAR(10); &quot;)&quot;)" office:value-type="string" office:string-value="'plant structure presence' AND 'quality of' SOME (&#10;    'whole plant' AND 'has visible part' SOME PO:'flower'&#10;) AND 'depends on structure' SOME (&#10;    'has visible part' SOME PO:'flower'&#10;)" calcext:value-type="string">
            <text:p>'plant structure presence' AND 'quality of' SOME (</text:p>
            <text:p>    'whole plant' AND 'has visible part' SOME PO:'flower'</text:p>
            <text:p>) AND 'depends on structure' SOME (</text:p>
            <text:p>    'has visible part' SOME PO:'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non-senesced flowers present'" calcext:value-type="string">
            <text:p>'non-senesced 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6" office:value-type="string" calcext:value-type="string">
            <text:p>'non-senesced 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non-senesced flower presence'} trait that is a {quality of} a {whole plant} that has at least one {'non-senesced flower'}." calcext:value-type="string">
            <text:p>A {'non-senesced flower presence'} trait that is a {quality of} a {whole plant} that has at least one {'non-senesced flower'}.</text:p>
          </table:table-cell>
          <table:table-cell table:style-name="ce3" table:formula="of:=CONCATENATE([.D3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7]; CHAR(10); &quot;) AND 'depends on structure' SOME (&quot;; CHAR(10); &quot;    'has visible part' SOME &quot;; [.E37]; CHAR(10); &quot;)&quot;)" office:value-type="string" office:string-value="'plant structure presence' AND 'quality of' SOME (&#10;    'whole plant' AND 'has visible part' SOME 'non-senesced flower'&#10;) AND 'depends on structure' SOME (&#10;    'has visible part' SOME 'non-senesced flower'&#10;)" calcext:value-type="string">
            <text:p>'plant structure presence' AND 'quality of' SOME (</text:p>
            <text:p>    'whole plant' AND 'has visible part' SOME 'non-senesced flower'</text:p>
            <text:p>) AND 'depends on structure' SOME (</text:p>
            <text:p>    'has visible part' SOME 'non-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CONCATENATE(&quot;'&quot;; SUBSTITUTE(SUBSTITUTE([.E38]; &quot;PO:&quot;; &quot;&quot;); &quot;'&quot;; &quot;&quot;); &quot; presence'&quot;)" office:value-type="string" office:string-value="'unopened flower presence'" calcext:value-type="string">
            <text:p>'unopened flower presence'</text:p>
          </table:table-cell>
          <table:table-cell table:style-name="ce6" office:value-type="string" calcext:value-type="string">
            <text:p>'unopened flower'</text:p>
          </table:table-cell>
          <table:table-cell table:style-name="ce3" table:formula="of:=CONCATENATE(&quot;An {&quot;; [.D38]; &quot;} trait that is a {quality of} a {whole plant} that has at least one {&quot;; [.E38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3" table:formula="of:=CONCATENATE([.D3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decimal[&gt;0.0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8]; CHAR(10); &quot;) AND 'depends on structure' SOME (&quot;; CHAR(10); &quot;    'has visible part' SOME &quot;; [.E38]; CHAR(10); &quot;)&quot;)" office:value-type="string" office:string-value="'plant structure presence' AND 'quality of' SOME (&#10;    'whole plant' AND 'has visible part' SOME 'unopened flower'&#10;) AND 'depends on structure' SOME (&#10;    'has visible part' SOME 'unopened flower'&#10;)" calcext:value-type="string">
            <text:p>'plant structure presence' AND 'quality of' SOME (</text:p>
            <text:p>    'whole plant' AND 'has visible part' SOME 'unopened flower'</text:p>
            <text:p>) AND 'depends on structure' SOME (</text:p>
            <text:p>    'has visible part' SOME 'unopen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opening flowers present'" calcext:value-type="string">
            <text:p>'opening flowers present'</text:p>
          </table:table-cell>
          <table:table-cell table:formula="of:=CONCATENATE(&quot;'&quot;; SUBSTITUTE(SUBSTITUTE([.E39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6" office:value-type="string" calcext:value-type="string">
            <text:p>'opening flower'</text:p>
          </table:table-cell>
          <table:table-cell table:style-name="ce3" table:formula="of:=CONCATENATE(&quot;An {&quot;; [.D39]; &quot;} trait that is a {quality of} a {whole plant} that has at least one {&quot;; [.E39]; &quot;}.&quot;)" office:value-type="string" office:string-value="An {'opening flower presence'} trait that is a {quality of} a {whole plant} that has at least one {'opening flower'}." calcext:value-type="string">
            <text:p>An {'opening flower presence'} trait that is a {quality of} a {whole plant} that has at least one {'opening flower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presence' AND 'has quality measurement' SOME (&#10;    'measurement datum' AND (&#10;        ('lower count' SOME xsd:integer[&gt;0]) OR&#10;        ('lower percent' SOME xsd:decimal[&gt;0.0])&#10;    )&#10;)" calcext:value-type="string">
            <text:p>'open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39]; CHAR(10); &quot;) AND 'depends on structure' SOME (&quot;; CHAR(10); &quot;    'has visible part' SOME &quot;; [.E39]; CHAR(10); &quot;)&quot;)" office:value-type="string" office:string-value="'plant structure presence' AND 'quality of' SOME (&#10;    'whole plant' AND 'has visible part' SOME 'opening flower'&#10;) AND 'depends on structure' SOME (&#10;    'has visible part' SOME 'opening flower'&#10;)" calcext:value-type="string">
            <text:p>'plant structure presence' AND 'quality of' SOME (</text:p>
            <text:p>    'whole plant' AND 'has visible part' SOME 'opening flower'</text:p>
            <text:p>) AND 'depends on structure' SOME (</text:p>
            <text:p>    'has visible part' SOME 'open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CONCATENATE(&quot;'&quot;; SUBSTITUTE(SUBSTITUTE([.E40]; &quot;PO:&quot;; &quot;&quot;); &quot;'&quot;; &quot;&quot;); &quot; presence'&quot;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n {&quot;; [.D40]; &quot;} trait that is a {quality of} a {whole plant} that has at least one {&quot;; [.E40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decimal[&gt;0.0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0]; CHAR(10); &quot;) AND 'depends on structure' SOME (&quot;; CHAR(10); &quot;    'has visible part' SOME &quot;; [.E40]; CHAR(10); &quot;)&quot;)" office:value-type="string" office:string-value="'plant structure presence' AND 'quality of' SOME (&#10;    'whole plant' AND 'has visible part' SOME 'open flower'&#10;) AND 'depends on structure' SOME (&#10;    'has visible part' SOME 'open flower'&#10;)" calcext:value-type="string">
            <text:p>'plant structure presence' AND 'quality of' SOME (</text:p>
            <text:p>    'whole plant' AND 'has visible part' SOME 'open flower'</text:p>
            <text:p>) AND 'depends on structure' SOME (</text:p>
            <text:p>    'has visible part' SOME 'open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CONCATENATE(&quot;'&quot;; SUBSTITUTE(SUBSTITUTE([.E41]; &quot;PO:&quot;; &quot;&quot;); &quot;'&quot;; &quot;&quot;); &quot; presence'&quot;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1]; CHAR(10); &quot;) AND 'depends on structure' SOME (&quot;; CHAR(10); &quot;    'has visible part' SOME &quot;; [.E41]; CHAR(10); &quot;)&quot;)" office:value-type="string" office:string-value="'plant structure presence' AND 'quality of' SOME (&#10;    'whole plant' AND 'has visible part' SOME 'pollen-releasing flower'&#10;) AND 'depends on structure' SOME (&#10;    'has visible part' SOME 'pollen-releasing flower'&#10;)" calcext:value-type="string">
            <text:p>'plant structure presence' AND 'quality of' SOME (</text:p>
            <text:p>    'whole plant' AND 'has visible part' SOME 'pollen-releasing flower'</text:p>
            <text:p>) AND 'depends on structure' SOME (</text:p>
            <text:p>    'has visible part' SOME 'pollen-releasing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senesced flowers present'" calcext:value-type="string">
            <text:p>'senesced flowers present'</text:p>
          </table:table-cell>
          <table:table-cell table:formula="of:=CONCATENATE(&quot;'&quot;; SUBSTITUTE(SUBSTITUTE([.E42]; &quot;PO:&quot;; &quot;&quot;); &quot;'&quot;; &quot;&quot;); &quot; presence'&quot;)" office:value-type="string" office:string-value="'senesced flower presence'" calcext:value-type="string">
            <text:p>'senesced flower presence'</text:p>
          </table:table-cell>
          <table:table-cell table:style-name="ce6" office:value-type="string" calcext:value-type="string">
            <text:p>'senesced flower'</text:p>
          </table:table-cell>
          <table:table-cell table:style-name="ce3" table:formula="of:=CONCATENATE(&quot;A {&quot;; [.D42]; &quot;} trait that is a {quality of} a {whole plant} that has at least one {&quot;; [.E42]; &quot;}.&quot;)" office:value-type="string" office:string-value="A {'senesced flower presence'} trait that is a {quality of} a {whole plant} that has at least one {'senesced flower'}." calcext:value-type="string">
            <text:p>A {'senesced flower presence'} trait that is a {quality of} a {whole plant} that has at least one {'senesced flower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presence' AND 'has quality measurement' SOME (&#10;    'measurement datum' AND (&#10;        ('lower count' SOME xsd:integer[&gt;0]) OR&#10;        ('lower percent' SOME xsd:decimal[&gt;0.0])&#10;    )&#10;)" calcext:value-type="string">
            <text:p>'senesced flower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2]; CHAR(10); &quot;) AND 'depends on structure' SOME (&quot;; CHAR(10); &quot;    'has visible part' SOME &quot;; [.E42]; CHAR(10); &quot;)&quot;)" office:value-type="string" office:string-value="'plant structure presence' AND 'quality of' SOME (&#10;    'whole plant' AND 'has visible part' SOME 'senesced flower'&#10;) AND 'depends on structure' SOME (&#10;    'has visible part' SOME 'senesced flower'&#10;)" calcext:value-type="string">
            <text:p>'plant structure presence' AND 'quality of' SOME (</text:p>
            <text:p>    'whole plant' AND 'has visible part' SOME 'senesced flower'</text:p>
            <text:p>) AND 'depends on structure' SOME (</text:p>
            <text:p>    'has visible part' SOME 'senesced flower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decimal[&gt;0.0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3]; CHAR(10); &quot;) AND 'depends on structure' SOME (&quot;; CHAR(10); &quot;    'has visible part' SOME &quot;; [.E43]; CHAR(10); &quot;)&quot;)" office:value-type="string" office:string-value="'plant structure presence' AND 'quality of' SOME (&#10;    'whole plant' AND 'has visible part' SOME PO:'inflorescence'&#10;) AND 'depends on structure' SOME (&#10;    'has visible part' SOME PO:'inflorescence'&#10;)" calcext:value-type="string">
            <text:p>'plant structure presence' AND 'quality of' SOME (</text:p>
            <text:p>    'whole plant' AND 'has visible part' SOME PO:'inflorescence'</text:p>
            <text:p>) AND 'depends on structure' SOME (</text:p>
            <text:p>    'has visible part' SOME PO:'inflorescenc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non-senesced flower heads present'" calcext:value-type="string">
            <text:p>'non-senesced flower head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non-senesced flower head presence'" calcext:value-type="string">
            <text:p>'non-senesced flower head presence'</text:p>
          </table:table-cell>
          <table:table-cell table:style-name="ce6" office:value-type="string" calcext:value-type="string">
            <text:p>'non-senesced flower head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non-senesced flower head presence'} trait that is a {quality of} a {whole plant} that has at least one {'non-senesced flower head'}." calcext:value-type="string">
            <text:p>A {'non-senesced flower head presence'} trait that is a {quality of} a {whole plant} that has at least one {'non-senesced flower head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non-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non-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4]; CHAR(10); &quot;) AND 'depends on structure' SOME (&quot;; CHAR(10); &quot;    'has visible part' SOME &quot;; [.E44]; CHAR(10); &quot;)&quot;)" office:value-type="string" office:string-value="'plant structure presence' AND 'quality of' SOME (&#10;    'whole plant' AND 'has visible part' SOME 'non-senesced flower head'&#10;) AND 'depends on structure' SOME (&#10;    'has visible part' SOME 'non-senesced flower head'&#10;)" calcext:value-type="string">
            <text:p>'plant structure presence' AND 'quality of' SOME (</text:p>
            <text:p>    'whole plant' AND 'has visible part' SOME 'non-senesced flower head'</text:p>
            <text:p>) AND 'depends on structure' SOME (</text:p>
            <text:p>    'has visible part' SOME 'non-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unopened flower heads present'" calcext:value-type="string">
            <text:p>'unopened flower heads present'</text:p>
          </table:table-cell>
          <table:table-cell table:formula="of:=CONCATENATE(&quot;'&quot;; SUBSTITUTE(SUBSTITUTE([.E45]; &quot;PO:&quot;; &quot;&quot;); &quot;'&quot;; &quot;&quot;); &quot; presence'&quot;)" office:value-type="string" office:string-value="'unopened flower head presence'" calcext:value-type="string">
            <text:p>'unopened flower head presence'</text:p>
          </table:table-cell>
          <table:table-cell table:style-name="ce6" office:value-type="string" calcext:value-type="string">
            <text:p>'unopened flower head'</text:p>
          </table:table-cell>
          <table:table-cell table:style-name="ce3" table:formula="of:=CONCATENATE(&quot;An {&quot;; [.D45]; &quot;} trait that is a {quality of} a {whole plant} that has at least one {&quot;; [.E45]; &quot;}.&quot;)" office:value-type="string" office:string-value="An {'unopened flower head presence'} trait that is a {quality of} a {whole plant} that has at least one {'unopened flower head'}." calcext:value-type="string">
            <text:p>An {'unopened flower head presence'} trait that is a {quality of} a {whole plant} that has at least one {'unopened flower head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opened flower head presence' AND 'has quality measurement' SOME (&#10;    'measurement datum' AND (&#10;        ('lower count' SOME xsd:integer[&gt;0]) OR&#10;        ('lower percent' SOME xsd:decimal[&gt;0.0])&#10;    )&#10;)" calcext:value-type="string">
            <text:p>'unopen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5]; CHAR(10); &quot;) AND 'depends on structure' SOME (&quot;; CHAR(10); &quot;    'has visible part' SOME &quot;; [.E45]; CHAR(10); &quot;)&quot;)" office:value-type="string" office:string-value="'plant structure presence' AND 'quality of' SOME (&#10;    'whole plant' AND 'has visible part' SOME 'unopened flower head'&#10;) AND 'depends on structure' SOME (&#10;    'has visible part' SOME 'unopened flower head'&#10;)" calcext:value-type="string">
            <text:p>'plant structure presence' AND 'quality of' SOME (</text:p>
            <text:p>    'whole plant' AND 'has visible part' SOME 'unopened flower head'</text:p>
            <text:p>) AND 'depends on structure' SOME (</text:p>
            <text:p>    'has visible part' SOME 'unopen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opening flower heads present'" calcext:value-type="string">
            <text:p>'opening flower heads present'</text:p>
          </table:table-cell>
          <table:table-cell table:formula="of:=CONCATENATE(&quot;'&quot;; SUBSTITUTE(SUBSTITUTE([.E46]; &quot;PO:&quot;; &quot;&quot;); &quot;'&quot;; &quot;&quot;); &quot; presence'&quot;)" office:value-type="string" office:string-value="'opening flower head presence'" calcext:value-type="string">
            <text:p>'opening flower head presence'</text:p>
          </table:table-cell>
          <table:table-cell table:style-name="ce6" office:value-type="string" calcext:value-type="string">
            <text:p>'opening flower head'</text:p>
          </table:table-cell>
          <table:table-cell table:style-name="ce3" table:formula="of:=CONCATENATE(&quot;An {&quot;; [.D46]; &quot;} trait that is a {quality of} a {whole plant} that has at least one {&quot;; [.E46]; &quot;}.&quot;)" office:value-type="string" office:string-value="An {'opening flower head presence'} trait that is a {quality of} a {whole plant} that has at least one {'opening flower head'}." calcext:value-type="string">
            <text:p>An {'opening flower head presence'} trait that is a {quality of} a {whole plant} that has at least one {'opening flower head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ing flower head presence' AND 'has quality measurement' SOME (&#10;    'measurement datum' AND (&#10;        ('lower count' SOME xsd:integer[&gt;0]) OR&#10;        ('lower percent' SOME xsd:decimal[&gt;0.0])&#10;    )&#10;)" calcext:value-type="string">
            <text:p>'open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6]; CHAR(10); &quot;) AND 'depends on structure' SOME (&quot;; CHAR(10); &quot;    'has visible part' SOME &quot;; [.E46]; CHAR(10); &quot;)&quot;)" office:value-type="string" office:string-value="'plant structure presence' AND 'quality of' SOME (&#10;    'whole plant' AND 'has visible part' SOME 'opening flower head'&#10;) AND 'depends on structure' SOME (&#10;    'has visible part' SOME 'opening flower head'&#10;)" calcext:value-type="string">
            <text:p>'plant structure presence' AND 'quality of' SOME (</text:p>
            <text:p>    'whole plant' AND 'has visible part' SOME 'opening flower head'</text:p>
            <text:p>) AND 'depends on structure' SOME (</text:p>
            <text:p>    'has visible part' SOME 'open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open flower heads present'" calcext:value-type="string">
            <text:p>'open flower heads present'</text:p>
          </table:table-cell>
          <table:table-cell table:formula="of:=CONCATENATE(&quot;'&quot;; SUBSTITUTE(SUBSTITUTE([.E47]; &quot;PO:&quot;; &quot;&quot;); &quot;'&quot;; &quot;&quot;); &quot; presence'&quot;)" office:value-type="string" office:string-value="'open flower head presence'" calcext:value-type="string">
            <text:p>'open flower head presence'</text:p>
          </table:table-cell>
          <table:table-cell table:style-name="ce6" office:value-type="string" calcext:value-type="string">
            <text:p>'open flower head'</text:p>
          </table:table-cell>
          <table:table-cell table:style-name="ce3" table:formula="of:=CONCATENATE(&quot;An {&quot;; [.D47]; &quot;} trait that is a {quality of} a {whole plant} that has at least one {&quot;; [.E47]; &quot;}.&quot;)" office:value-type="string" office:string-value="An {'open flower head presence'} trait that is a {quality of} a {whole plant} that has at least one {'open flower head'}." calcext:value-type="string">
            <text:p>An {'open flower head presence'} trait that is a {quality of} a {whole plant} that has at least one {'open flower head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flower head presence' AND 'has quality measurement' SOME (&#10;    'measurement datum' AND (&#10;        ('lower count' SOME xsd:integer[&gt;0]) OR&#10;        ('lower percent' SOME xsd:decimal[&gt;0.0])&#10;    )&#10;)" calcext:value-type="string">
            <text:p>'open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7]; CHAR(10); &quot;) AND 'depends on structure' SOME (&quot;; CHAR(10); &quot;    'has visible part' SOME &quot;; [.E47]; CHAR(10); &quot;)&quot;)" office:value-type="string" office:string-value="'plant structure presence' AND 'quality of' SOME (&#10;    'whole plant' AND 'has visible part' SOME 'open flower head'&#10;) AND 'depends on structure' SOME (&#10;    'has visible part' SOME 'open flower head'&#10;)" calcext:value-type="string">
            <text:p>'plant structure presence' AND 'quality of' SOME (</text:p>
            <text:p>    'whole plant' AND 'has visible part' SOME 'open flower head'</text:p>
            <text:p>) AND 'depends on structure' SOME (</text:p>
            <text:p>    'has visible part' SOME 'open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formula="of:=SUBSTITUTE([.D48]; &quot; presence&quot;; &quot;s present&quot;)" office:value-type="string" office:string-value="'pollen-releasing flower heads present'" calcext:value-type="string">
            <text:p>'pollen-releasing flower heads present'</text:p>
          </table:table-cell>
          <table:table-cell table:formula="of:=CONCATENATE(&quot;'&quot;; SUBSTITUTE(SUBSTITUTE([.E48]; &quot;PO:&quot;; &quot;&quot;); &quot;'&quot;; &quot;&quot;); &quot; presence'&quot;)" office:value-type="string" office:string-value="'pollen-releasing flower head presence'" calcext:value-type="string">
            <text:p>'pollen-releasing flower head presence'</text:p>
          </table:table-cell>
          <table:table-cell table:style-name="ce6" office:value-type="string" calcext:value-type="string">
            <text:p>'pollen-releasing flower head'</text:p>
          </table:table-cell>
          <table:table-cell table:style-name="ce3" table:formula="of:=CONCATENATE(&quot;A {&quot;; [.D48]; &quot;} trait that is a {quality of} a {whole plant} that has at least one {&quot;; [.E48]; &quot;}.&quot;)" office:value-type="string" office:string-value="A {'pollen-releasing flower head presence'} trait that is a {quality of} a {whole plant} that has at least one {'pollen-releasing flower head'}." calcext:value-type="string">
            <text:p>A {'pollen-releasing flower head presence'} trait that is a {quality of} a {whole plant} that has at least one {'pollen-releasing flower head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flower head presence' AND 'has quality measurement' SOME (&#10;    'measurement datum' AND (&#10;        ('lower count' SOME xsd:integer[&gt;0]) OR&#10;        ('lower percent' SOME xsd:decimal[&gt;0.0])&#10;    )&#10;)" calcext:value-type="string">
            <text:p>'pollen-releasing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8]; CHAR(10); &quot;) AND 'depends on structure' SOME (&quot;; CHAR(10); &quot;    'has visible part' SOME &quot;; [.E48]; CHAR(10); &quot;)&quot;)" office:value-type="string" office:string-value="'plant structure presence' AND 'quality of' SOME (&#10;    'whole plant' AND 'has visible part' SOME 'pollen-releasing flower head'&#10;) AND 'depends on structure' SOME (&#10;    'has visible part' SOME 'pollen-releasing flower head'&#10;)" calcext:value-type="string">
            <text:p>'plant structure presence' AND 'quality of' SOME (</text:p>
            <text:p>    'whole plant' AND 'has visible part' SOME 'pollen-releasing flower head'</text:p>
            <text:p>) AND 'depends on structure' SOME (</text:p>
            <text:p>    'has visible part' SOME 'pollen-releasing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formula="of:=SUBSTITUTE([.D49]; &quot; presence&quot;; &quot;s present&quot;)" office:value-type="string" office:string-value="'senesced flower heads present'" calcext:value-type="string">
            <text:p>'senesced flower heads present'</text:p>
          </table:table-cell>
          <table:table-cell table:formula="of:=CONCATENATE(&quot;'&quot;; SUBSTITUTE(SUBSTITUTE([.E49]; &quot;PO:&quot;; &quot;&quot;); &quot;'&quot;; &quot;&quot;); &quot; presence'&quot;)" office:value-type="string" office:string-value="'senesced flower head presence'" calcext:value-type="string">
            <text:p>'senesced flower head presence'</text:p>
          </table:table-cell>
          <table:table-cell table:style-name="ce6" office:value-type="string" calcext:value-type="string">
            <text:p>'senesced flower head'</text:p>
          </table:table-cell>
          <table:table-cell table:style-name="ce3" table:formula="of:=CONCATENATE(&quot;A {&quot;; [.D49]; &quot;} trait that is a {quality of} a {whole plant} that has at least one {&quot;; [.E49]; &quot;}.&quot;)" office:value-type="string" office:string-value="A {'senesced flower head presence'} trait that is a {quality of} a {whole plant} that has at least one {'senesced flower head'}." calcext:value-type="string">
            <text:p>A {'senesced flower head presence'} trait that is a {quality of} a {whole plant} that has at least one {'senesced flower head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nesced flower head presence' AND 'has quality measurement' SOME (&#10;    'measurement datum' AND (&#10;        ('lower count' SOME xsd:integer[&gt;0]) OR&#10;        ('lower percent' SOME xsd:decimal[&gt;0.0])&#10;    )&#10;)" calcext:value-type="string">
            <text:p>'senesced flower hea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49]; CHAR(10); &quot;) AND 'depends on structure' SOME (&quot;; CHAR(10); &quot;    'has visible part' SOME &quot;; [.E49]; CHAR(10); &quot;)&quot;)" office:value-type="string" office:string-value="'plant structure presence' AND 'quality of' SOME (&#10;    'whole plant' AND 'has visible part' SOME 'senesced flower head'&#10;) AND 'depends on structure' SOME (&#10;    'has visible part' SOME 'senesced flower head'&#10;)" calcext:value-type="string">
            <text:p>'plant structure presence' AND 'quality of' SOME (</text:p>
            <text:p>    'whole plant' AND 'has visible part' SOME 'senesced flower head'</text:p>
            <text:p>) AND 'depends on structure' SOME (</text:p>
            <text:p>    'has visible part' SOME 'senesced flower head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formula="of:=SUBSTITUTE([.D50]; &quot; presence&quot;; &quot;s present&quot;)" office:value-type="string" office:string-value="'fruits present'" calcext:value-type="string">
            <text:p>'fruits present'</text:p>
          </table:table-cell>
          <table:table-cell office:value-type="string" calcext:value-type="string">
            <text:p>'fruit presence'</text:p>
          </table:table-cell>
          <table:table-cell table:style-name="ce6" office:value-type="string" calcext:value-type="string">
            <text:p>'simple fruit or compound fruit'</text:p>
          </table:table-cell>
          <table:table-cell table:style-name="ce3" table:formula="of:=CONCATENATE(&quot;A {&quot;; [.D50]; &quot;} trait that is a {quality of} a {whole plant} that has at least one {&quot;; [.E50]; &quot;}.&quot;)" office:value-type="string" office:string-value="A {'fruit presence'} trait that is a {quality of} a {whole plant} that has at least one {'simple fruit or compound fruit'}." calcext:value-type="string">
            <text:p>A {'fruit presence'} trait that is a {quality of} a {whole plant} that has at least one {'simple fruit or compound fruit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decimal[&gt;0.0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0]; CHAR(10); &quot;) AND 'depends on structure' SOME (&quot;; CHAR(10); &quot;    'has visible part' SOME &quot;; [.E50]; CHAR(10); &quot;)&quot;)" office:value-type="string" office:string-value="'plant structure presence' AND 'quality of' SOME (&#10;    'whole plant' AND 'has visible part' SOME 'simple fruit or compound fruit'&#10;) AND 'depends on structure' SOME (&#10;    'has visible part' SOME 'simple fruit or compound fruit'&#10;)" calcext:value-type="string">
            <text:p>'plant structure presence' AND 'quality of' SOME (</text:p>
            <text:p>    'whole plant' AND 'has visible part' SOME 'simple fruit or compound fruit'</text:p>
            <text:p>) AND 'depends on structure' SOME (</text:p>
            <text:p>    'has visible part' SOME 'simple fruit or compound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formula="of:=SUBSTITUTE([.D51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51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51]; &quot;} trait that is a {quality of} a {whole plant} that has at least one {&quot;; [.E51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decimal[&gt;0.0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1]; CHAR(10); &quot;) AND 'depends on structure' SOME (&quot;; CHAR(10); &quot;    'has visible part' SOME &quot;; [.E51]; CHAR(10); &quot;)&quot;)" office:value-type="string" office:string-value="'plant structure presence' AND 'quality of' SOME (&#10;    'whole plant' AND 'has visible part' SOME 'ripening fruit'&#10;) AND 'depends on structure' SOME (&#10;    'has visible part' SOME 'ripening fruit'&#10;)" calcext:value-type="string">
            <text:p>'plant structure presence' AND 'quality of' SOME (</text:p>
            <text:p>    'whole plant' AND 'has visible part' SOME 'ripening fruit'</text:p>
            <text:p>) AND 'depends on structure' SOME (</text:p>
            <text:p>    'has visible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formula="of:=SUBSTITUTE([.D52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52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52]; &quot;} trait that is a {quality of} a {whole plant} that has at least one {&quot;; [.E52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decimal[&gt;0.0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2]; CHAR(10); &quot;) AND 'depends on structure' SOME (&quot;; CHAR(10); &quot;    'has visible part' SOME &quot;; [.E52]; CHAR(10); &quot;)&quot;)" office:value-type="string" office:string-value="'plant structure presence' AND 'quality of' SOME (&#10;    'whole plant' AND 'has visible part' SOME 'unripe fruit'&#10;) AND 'depends on structure' SOME (&#10;    'has visible part' SOME 'unripe fruit'&#10;)" calcext:value-type="string">
            <text:p>'plant structure presence' AND 'quality of' SOME (</text:p>
            <text:p>    'whole plant' AND 'has visible part' SOME 'unripe fruit'</text:p>
            <text:p>) AND 'depends on structure' SOME (</text:p>
            <text:p>    'has visible part' SOME 'unripe fruit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formula="of:=SUBSTITUTE([.D53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53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53]; &quot;} trait that is a {quality of} a {whole plant} that has at least one {&quot;; [.E53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decimal[&gt;0.0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3]; CHAR(10); &quot;) AND 'depends on structure' SOME (&quot;; CHAR(10); &quot;    'has visible part' SOME &quot;; [.E53]; CHAR(10); &quot;)&quot;)" office:value-type="string" office:string-value="'plant structure presence' AND 'quality of' SOME (&#10;    'whole plant' AND 'has visible part' SOME 'ripe fruit'&#10;) AND 'depends on structure' SOME (&#10;    'has visible part' SOME 'ripe fruit'&#10;)" calcext:value-type="string">
            <text:p>'plant structure presence' AND 'quality of' SOME (</text:p>
            <text:p>    'whole plant' AND 'has visible part' SOME 'ripe fruit'</text:p>
            <text:p>) AND 'depends on structure' SOME (</text:p>
            <text:p>    'has visible part' SOME 'ripe fruit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55]; &quot;} trait that is a {quality of} a {whole plant} that has at least one cone {$&quot;; [.E55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decimal[&gt;0.0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5]; CHAR(10); &quot;) AND 'depends on structure' SOME (&quot;; CHAR(10); &quot;    'has visible part' SOME &quot;; [.E55]; CHAR(10); &quot;)&quot;)" office:value-type="string" office:string-value="'plant structure presence' AND 'quality of' SOME (&#10;    'whole plant' AND 'has visible part' SOME PO:'strobilus'&#10;) AND 'depends on structure' SOME (&#10;    'has visible part' SOME PO:'strobilus'&#10;)" calcext:value-type="string">
            <text:p>'plant structure presence' AND 'quality of' SOME (</text:p>
            <text:p>    'whole plant' AND 'has visible part' SOME PO:'strobilus'</text:p>
            <text:p>) AND 'depends on structure' SOME (</text:p>
            <text:p>    'has visible part' SOME PO:'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6]; &quot;} trait that is a {quality of} a {whole plant} that has at least one pollen cone {$&quot;; [.E56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decimal[&gt;0.0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6]; CHAR(10); &quot;) AND 'depends on structure' SOME (&quot;; CHAR(10); &quot;    'has visible part' SOME &quot;; [.E56]; CHAR(10); &quot;)&quot;)" office:value-type="string" office:string-value="'plant structure presence' AND 'quality of' SOME (&#10;    'whole plant' AND 'has visible part' SOME PO:'microsporangiate strobilus'&#10;) AND 'depends on structure' SOME (&#10;    'has visible part' SOME PO:'microsporangiate strobilus'&#10;)" calcext:value-type="string">
            <text:p>'plant structure presence' AND 'quality of' SOME (</text:p>
            <text:p>    'whole plant' AND 'has visible part' SOME PO:'microsporangiate strobilus'</text:p>
            <text:p>) AND 'depends on structure' SOME (</text:p>
            <text:p>    'has visible part' SOME PO:'micro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7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7]; &quot;} trait that is a {quality of} a {whole plant} that has at least one {&quot;; [.E57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decimal[&gt;0.0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7]; CHAR(10); &quot;) AND 'depends on structure' SOME (&quot;; CHAR(10); &quot;    'has visible part' SOME &quot;; [.E57]; CHAR(10); &quot;)&quot;)" office:value-type="string" office:string-value="'plant structure presence' AND 'quality of' SOME (&#10;    'whole plant' AND 'has visible part' SOME 'fresh pollen cone'&#10;) AND 'depends on structure' SOME (&#10;    'has visible part' SOME 'fresh pollen cone'&#10;)" calcext:value-type="string">
            <text:p>'plant structure presence' AND 'quality of' SOME (</text:p>
            <text:p>    'whole plant' AND 'has visible part' SOME 'fresh pollen cone'</text:p>
            <text:p>) AND 'depends on structure' SOME (</text:p>
            <text:p>    'has visible part' SOME 'fresh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8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8]; &quot;} trait that is a {quality of} a {whole plant} that has at least one {&quot;; [.E58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decimal[&gt;0.0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8]; CHAR(10); &quot;) AND 'depends on structure' SOME (&quot;; CHAR(10); &quot;    'has visible part' SOME &quot;; [.E58]; CHAR(10); &quot;)&quot;)" office:value-type="string" office:string-value="'plant structure presence' AND 'quality of' SOME (&#10;    'whole plant' AND 'has visible part' SOME 'open pollen cone'&#10;) AND 'depends on structure' SOME (&#10;    'has visible part' SOME 'open pollen cone'&#10;)" calcext:value-type="string">
            <text:p>'plant structure presence' AND 'quality of' SOME (</text:p>
            <text:p>    'whole plant' AND 'has visible part' SOME 'open pollen cone'</text:p>
            <text:p>) AND 'depends on structure' SOME (</text:p>
            <text:p>    'has visible part' SOME 'open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table:style-name="ce3" table:formula="of:=SUBSTITUTE([.D59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9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9]; &quot;} trait that is a {quality of} a {whole plant} that has at least one {&quot;; [.E59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decimal[&gt;0.0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59]; CHAR(10); &quot;) AND 'depends on structure' SOME (&quot;; CHAR(10); &quot;    'has visible part' SOME &quot;; [.E59]; CHAR(10); &quot;)&quot;)" office:value-type="string" office:string-value="'plant structure presence' AND 'quality of' SOME (&#10;    'whole plant' AND 'has visible part' SOME 'pollen-releasing pollen cone'&#10;) AND 'depends on structure' SOME (&#10;    'has visible part' SOME 'pollen-releasing pollen cone'&#10;)" calcext:value-type="string">
            <text:p>'plant structure presence' AND 'quality of' SOME (</text:p>
            <text:p>    'whole plant' AND 'has visible part' SOME 'pollen-releasing pollen cone'</text:p>
            <text:p>) AND 'depends on structure' SOME (</text:p>
            <text:p>    'has visible part' SOME 'pollen-releasing pollen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table:style-name="ce3" table:formula="of:=SUBSTITUTE([.D60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60]; &quot;} trait that is a {quality of} a {whole plant} that has at least one {&quot;; [.E60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decimal[&gt;0.0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0]; CHAR(10); &quot;) AND 'depends on structure' SOME (&quot;; CHAR(10); &quot;    'has visible part' SOME &quot;; [.E60]; CHAR(10); &quot;)&quot;)" office:value-type="string" office:string-value="'plant structure presence' AND 'quality of' SOME (&#10;    'whole plant' AND 'has visible part' SOME PO:'megasporangiate strobilus'&#10;) AND 'depends on structure' SOME (&#10;    'has visible part' SOME PO:'megasporangiate strobilus'&#10;)" calcext:value-type="string">
            <text:p>'plant structure presence' AND 'quality of' SOME (</text:p>
            <text:p>    'whole plant' AND 'has visible part' SOME PO:'megasporangiate strobilus'</text:p>
            <text:p>) AND 'depends on structure' SOME (</text:p>
            <text:p>    'has visible part' SOME PO:'megasporangiate strobilus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table:style-name="ce3" table:formula="of:=SUBSTITUTE([.D61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61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61]; &quot;} trait that is a {quality of} a {whole plant} that has at least one {&quot;; [.E61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decimal[&gt;0.0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1]; CHAR(10); &quot;) AND 'depends on structure' SOME (&quot;; CHAR(10); &quot;    'has visible part' SOME &quot;; [.E61]; CHAR(10); &quot;)&quot;)" office:value-type="string" office:string-value="'plant structure presence' AND 'quality of' SOME (&#10;    'whole plant' AND 'has visible part' SOME 'fresh seed cone'&#10;) AND 'depends on structure' SOME (&#10;    'has visible part' SOME 'fresh seed cone'&#10;)" calcext:value-type="string">
            <text:p>'plant structure presence' AND 'quality of' SOME (</text:p>
            <text:p>    'whole plant' AND 'has visible part' SOME 'fresh seed cone'</text:p>
            <text:p>) AND 'depends on structure' SOME (</text:p>
            <text:p>    'has visible part' SOME 'fresh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6</text:p>
          </table:table-cell>
          <table:table-cell table:style-name="ce3" table:formula="of:=SUBSTITUTE([.D62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62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62]; &quot;} trait that is a {quality of} a {whole plant} that has at least one {&quot;; [.E62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62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decimal[&gt;0.0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2]; CHAR(10); &quot;) AND 'depends on structure' SOME (&quot;; CHAR(10); &quot;    'has visible part' SOME &quot;; [.E62]; CHAR(10); &quot;)&quot;)" office:value-type="string" office:string-value="'plant structure presence' AND 'quality of' SOME (&#10;    'whole plant' AND 'has visible part' SOME 'ripening seed cone'&#10;) AND 'depends on structure' SOME (&#10;    'has visible part' SOME 'ripening seed cone'&#10;)" calcext:value-type="string">
            <text:p>'plant structure presence' AND 'quality of' SOME (</text:p>
            <text:p>    'whole plant' AND 'has visible part' SOME 'ripening seed cone'</text:p>
            <text:p>) AND 'depends on structure' SOME (</text:p>
            <text:p>    'has visible part' SOME 'ripening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7</text:p>
          </table:table-cell>
          <table:table-cell table:style-name="ce3" table:formula="of:=SUBSTITUTE([.D63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63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63]; &quot;} trait that is a {quality of} a {whole plant} that has at least one {&quot;; [.E63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63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decimal[&gt;0.0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3]; CHAR(10); &quot;) AND 'depends on structure' SOME (&quot;; CHAR(10); &quot;    'has visible part' SOME &quot;; [.E63]; CHAR(10); &quot;)&quot;)" office:value-type="string" office:string-value="'plant structure presence' AND 'quality of' SOME (&#10;    'whole plant' AND 'has visible part' SOME 'unripe seed cone'&#10;) AND 'depends on structure' SOME (&#10;    'has visible part' SOME 'unripe seed cone'&#10;)" calcext:value-type="string">
            <text:p>'plant structure presence' AND 'quality of' SOME (</text:p>
            <text:p>    'whole plant' AND 'has visible part' SOME 'unripe seed cone'</text:p>
            <text:p>) AND 'depends on structure' SOME (</text:p>
            <text:p>    'has visible part' SOME 'unripe seed cone'</text:p>
            <text:p>)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8</text:p>
          </table:table-cell>
          <table:table-cell table:style-name="ce3" table:formula="of:=SUBSTITUTE([.D64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64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64]; &quot;} trait that is a {quality of} a {whole plant} that has at least one {&quot;; [.E64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64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decimal[&gt;0.0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plant structure presence' AND 'quality of' SOME (&quot;; CHAR(10); &quot;    'whole plant' AND 'has visible part' SOME &quot;; [.E64]; CHAR(10); &quot;) AND 'depends on structure' SOME (&quot;; CHAR(10); &quot;    'has visible part' SOME &quot;; [.E64]; CHAR(10); &quot;)&quot;)" office:value-type="string" office:string-value="'plant structure presence' AND 'quality of' SOME (&#10;    'whole plant' AND 'has visible part' SOME 'ripe seed cone'&#10;) AND 'depends on structure' SOME (&#10;    'has visible part' SOME 'ripe seed cone'&#10;)" calcext:value-type="string">
            <text:p>'plant structure presence' AND 'quality of' SOME (</text:p>
            <text:p>    'whole plant' AND 'has visible part' SOME 'ripe seed cone'</text:p>
            <text:p>) AND 'depends on structure' SOME (</text:p>
            <text:p>    'has visible part' SOME 'ripe seed cone'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2"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59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PO:'plant structure'</text:p>
          </table:table-cell>
          <table:table-cell table:style-name="ce9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9" table:formula="of:=CONCATENATE(&quot;'abscised plant structure presence' AND 'quality of' SOME (&quot;; CHAR(10); &quot;    'whole plant' AND 'abscised' SOME &quot;; [.E66]; CHAR(10); &quot;) AND 'depends on structure' SOME (&quot;; CHAR(10); &quot;    'abscised' SOME &quot;; [.E66]; CHAR(10); &quot;)&quot;)" office:value-type="string" office:string-value="'abscised plant structure presence' AND 'quality of' SOME (&#10;    'whole plant' AND 'abscised' SOME PO:'plant structure'&#10;) AND 'depends on structure' SOME (&#10;    'abscised' SOME PO:'plant structure'&#10;)" calcext:value-type="string">
            <text:p>'abscised plant structure presence' AND 'quality of' SOME (</text:p>
            <text:p>    'whole plant' AND 'abscised' SOME PO:'plant structure'</text:p>
            <text:p>) AND 'depends on structure' SOME (</text:p>
            <text:p>    'abscised' SOME PO:'plant structure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0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7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decimal[&gt;0.0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&quot;; [.E67]; CHAR(10); &quot;) AND 'depends on structure' SOME (&quot;; CHAR(10); &quot;    'abscised' SOME &quot;; [.E67]; CHAR(10); &quot;)&quot;)" office:value-type="string" office:string-value="'abscised plant structure presence' AND 'quality of' SOME (&#10;    'whole plant' AND 'abscised' SOME 'true leaf'&#10;) AND 'depends on structure' SOME (&#10;    'abscised' SOME 'true leaf'&#10;)" calcext:value-type="string">
            <text:p>'abscised plant structure presence' AND 'quality of' SOME (</text:p>
            <text:p>    'whole plant' AND 'abscised' SOME 'true leaf'</text:p>
            <text:p>) AND 'depends on structure' SOME (</text:p>
            <text:p>    'abscised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1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8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decimal[&gt;0.0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8]; &quot;)&quot;; CHAR(10); &quot;) AND 'depends on structure' SOME (&quot;; CHAR(10); &quot;    'abscised' SOME (&quot;; [.E68]; &quot;)&quot;; CHAR(10); &quot;)&quot;)" office:value-type="string" office:string-value="'abscised plant structure presence' AND 'quality of' SOME (&#10;    'whole plant' AND 'abscised' SOME ('ripe fruit' OR 'mature seed')&#10;) AND 'depends on structure' SOME (&#10;    'abscised' SOME ('ripe fruit' OR 'mature seed')&#10;)" calcext:value-type="string">
            <text:p>'abscised plant structure presence' AND 'quality of' SOME (</text:p>
            <text:p>    'whole plant' AND 'abscised' SOME ('ripe fruit' OR 'mature seed')</text:p>
            <text:p>) AND 'depends on structure' SOME (</text:p>
            <text:p>    'abscised' SOME ('ripe fruit' OR 'mature see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362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3" table:formula="of:=CONCATENATE([.D69]; &quot; AND 'has quality measurement' SOME (&quot;; CHAR(10); &quot;    'measurement datum' AND (&quot;; CHAR(10); &quot;        ('lower count' SOME xsd:integer[&gt;0]) OR&quot;; CHAR(10); &quot;        ('lower percent' SOME xsd:decimal[&gt;0.0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decimal[&gt;0.0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decimal[&gt;0.0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9]; &quot;)&quot;; CHAR(10); &quot;) AND 'depends on structure' SOME (&quot;; CHAR(10); &quot;    'abscised' SOME (&quot;; [.E69]; &quot;)&quot;; CHAR(10); &quot;)&quot;)" office:value-type="string" office:string-value="'abscised plant structure presence' AND 'quality of' SOME (&#10;    'whole plant' AND 'abscised' SOME ('ripe seed cone' OR 'mature seed')&#10;) AND 'depends on structure' SOME (&#10;    'abscised' SOME ('ripe seed cone' OR 'mature seed')&#10;)" calcext:value-type="string">
            <text:p>'abscised plant structure presence' AND 'quality of' SOME (</text:p>
            <text:p>    'whole plant' AND 'abscised' SOME ('ripe seed cone' OR 'mature seed')</text:p>
            <text:p>) AND 'depends on structure' SOME (</text:p>
            <text:p>    'abscised' SOME ('ripe seed cone' OR 'mature seed')</text:p>
            <text:p>)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1:19:51.15077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1:24:11.571185176</dc:date>
    <dc:creator>Brian </dc:creator>
    <meta:editing-duration>P27DT20H1M25S</meta:editing-duration>
    <meta:editing-cycles>227</meta:editing-cycles>
    <meta:generator>LibreOffice/5.1.4.2$Linux_X86_64 LibreOffice_project/10m0$Build-2</meta:generator>
    <meta:document-statistic meta:table-count="1" meta:cell-count="512" meta:object-count="0"/>
  </office:meta>
</office:document-meta>
</file>